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11.92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13.97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35.67mm"/>
    </style:style>
    <style:style style:name="co18" style:family="table-column">
      <style:table-column-properties fo:break-before="auto" style:column-width="31.12mm"/>
    </style:style>
    <style:style style:name="co19" style:family="table-column">
      <style:table-column-properties fo:break-before="auto" style:column-width="8.78mm"/>
    </style:style>
    <style:style style:name="co20" style:family="table-column">
      <style:table-column-properties fo:break-before="auto" style:column-width="21.59mm"/>
    </style:style>
    <style:style style:name="co21" style:family="table-column">
      <style:table-column-properties fo:break-before="auto" style:column-width="13.42mm"/>
    </style:style>
    <style:style style:name="co22" style:family="table-column">
      <style:table-column-properties fo:break-before="auto" style:column-width="12.07mm"/>
    </style:style>
    <style:style style:name="co23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map style:condition="cell-content()&lt;=[.E4:.E15]" style:apply-style-name="Warning" style:base-cell-address="'Production costs'.B4"/>
    </style:style>
    <style:style style:name="ce22" style:family="table-cell" style:parent-style-name="Default" style:data-style-name="N4"/>
    <style:style style:name="ce2" style:family="table-cell" style:parent-style-name="Default">
      <style:table-cell-properties fo:background-color="#cccccc"/>
    </style:style>
    <style:style style:name="ce4" style:family="table-cell" style:parent-style-name="Default" style:data-style-name="N4">
      <style:map style:condition="cell-content()&gt;[.C28:.C42]" style:apply-style-name="Warning" style:base-cell-address="'Production costs'.E28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rotation-angle="270"/>
    </style:style>
    <style:style style:name="ce5" style:family="table-cell" style:parent-style-name="Default">
      <style:table-cell-properties fo:background-color="#c2e0ae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4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23" style:family="table-cell" style:parent-style-name="Default" style:data-style-name="N110"/>
    <style:style style:name="ce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duction costs" table:style-name="ta1">
        <table:table-column table:style-name="co1" table:default-cell-style-name="Default"/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number-columns-repeated="5" office:value-type="string" calcext:value-type="string">
            <text:p>g</text:p>
          </table:table-cell>
          <table:table-cell table:number-columns-repeated="13"/>
        </table:table-row>
        <table:table-row table:style-name="ro1" table:visibility="collapse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6" table:formula="of:=[.E4]" office:value-type="float" office:value="30" calcext:value-type="float">
            <text:p>30</text:p>
          </table:table-cell>
          <table:table-cell table:style-name="ce6" table:formula="of:=[.E5]" office:value-type="float" office:value="54.875" calcext:value-type="float">
            <text:p>54.875</text:p>
          </table:table-cell>
          <table:table-cell table:style-name="ce6" table:formula="of:=[.E6]" office:value-type="float" office:value="23.75" calcext:value-type="float">
            <text:p>23.75</text:p>
          </table:table-cell>
          <table:table-cell table:style-name="ce6" table:formula="of:=[.E7]" office:value-type="float" office:value="51.8571428571429" calcext:value-type="float">
            <text:p>51.8571428571429</text:p>
          </table:table-cell>
          <table:table-cell table:style-name="ce6" table:formula="of:=[.E8]" office:value-type="float" office:value="41.3333333333333" calcext:value-type="float">
            <text:p>41.3333333333333</text:p>
          </table:table-cell>
          <table:table-cell table:style-name="ce6" table:formula="of:=[.E9]" office:value-type="float" office:value="49" calcext:value-type="float">
            <text:p>49</text:p>
          </table:table-cell>
          <table:table-cell table:style-name="ce6" table:formula="of:=[.E10]" office:value-type="float" office:value="29.3333333333333" calcext:value-type="float">
            <text:p>29.3333333333333</text:p>
          </table:table-cell>
          <table:table-cell table:style-name="ce6" table:formula="of:=[.E11]" office:value-type="float" office:value="23.798418972332" calcext:value-type="float">
            <text:p>23.798418972332</text:p>
          </table:table-cell>
          <table:table-cell table:style-name="ce6" table:formula="of:=[.E12]" office:value-type="float" office:value="17.8888888888889" calcext:value-type="float">
            <text:p>17.8888888888889</text:p>
          </table:table-cell>
          <table:table-cell table:style-name="ce6" table:formula="of:=[.E13]" office:value-type="float" office:value="17.4210526315789" calcext:value-type="float">
            <text:p>17.4210526315789</text:p>
          </table:table-cell>
          <table:table-cell table:style-name="ce6" table:formula="of:=[.E14]" office:value-type="float" office:value="35.6666666666667" calcext:value-type="float">
            <text:p>35.6666666666667</text:p>
          </table:table-cell>
          <table:table-cell table:style-name="ce6" table:formula="of:=[.E15]" office:value-type="float" office:value="19.8214285714286" calcext:value-type="float">
            <text:p>19.8214285714286</text:p>
          </table:table-cell>
          <table:table-cell table:formula="of:=[.E18]" office:value-type="float" office:value="329.541666666667" calcext:value-type="float">
            <text:p>329.541666666667</text:p>
          </table:table-cell>
          <table:table-cell table:formula="of:=[.E19]" office:value-type="float" office:value="298" calcext:value-type="float">
            <text:p>298</text:p>
          </table:table-cell>
          <table:table-cell table:formula="of:=[.E20]" office:value-type="float" office:value="1019" calcext:value-type="float">
            <text:p>1019</text:p>
          </table:table-cell>
          <table:table-cell table:formula="of:=[.E21]" office:value-type="float" office:value="855.581027667984" calcext:value-type="float">
            <text:p>855.581027667984</text:p>
          </table:table-cell>
          <table:table-cell table:formula="of:=[.E22]" office:value-type="float" office:value="174" calcext:value-type="float">
            <text:p>174</text:p>
          </table:table-cell>
          <table:table-cell table:formula="of:=[.E23]" office:value-type="float" office:value="464.357142857143" calcext:value-type="float">
            <text:p>464.357142857143</text:p>
          </table:table-cell>
          <table:table-cell table:formula="of:=[.E24]" office:value-type="float" office:value="613.357142857143" calcext:value-type="float">
            <text:p>613.357142857143</text:p>
          </table:table-cell>
          <table:table-cell table:formula="of:=[.E25]" office:value-type="float" office:value="888" calcext:value-type="float">
            <text:p>888</text:p>
          </table:table-cell>
          <table:table-cell table:formula="of:=[.E26]" office:value-type="float" office:value="1874.67857142857" calcext:value-type="float">
            <text:p>1874.67857142857</text:p>
          </table:table-cell>
          <table:table-cell table:formula="of:=[.E27]" office:value-type="float" office:value="1678.62269433465" calcext:value-type="float">
            <text:p>1678.622694334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 mark ref</text:p>
          </table:table-cell>
          <table:table-cell table:style-name="Default" office:value-type="string" calcext:value-type="string">
            <text:p>Millett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Unit Cost</text:p>
          </table:table-cell>
          <table:table-cell table:number-columns-repeated="4"/>
          <table:table-cell table:style-name="ce7" office:value-type="string" calcext:value-type="string">
            <text:p>diamene</text:p>
          </table:table-cell>
          <table:table-cell table:style-name="ce7" office:value-type="string" calcext:value-type="string">
            <text:p>duramine</text:p>
          </table:table-cell>
          <table:table-cell table:style-name="ce7" office:value-type="string" calcext:value-type="string">
            <text:p>astrium</text:p>
          </table:table-cell>
          <table:table-cell table:style-name="ce7" office:value-type="string" calcext:value-type="string">
            <text:p>stesium</text:p>
          </table:table-cell>
          <table:table-cell table:style-name="ce7" office:value-type="string" calcext:value-type="string">
            <text:p>titanium</text:p>
          </table:table-cell>
          <table:table-cell table:style-name="ce7" office:value-type="string" calcext:value-type="string">
            <text:p>vandium</text:p>
          </table:table-cell>
          <table:table-cell table:style-name="ce7" office:value-type="string" calcext:value-type="string">
            <text:p>mangaril</text:p>
          </table:table-cell>
          <table:table-cell table:style-name="ce7" office:value-type="string" calcext:value-type="string">
            <text:p>helium11</text:p>
          </table:table-cell>
          <table:table-cell table:style-name="ce7" office:value-type="string" calcext:value-type="string">
            <text:p>elessium</text:p>
          </table:table-cell>
          <table:table-cell table:style-name="ce7" office:value-type="string" calcext:value-type="string">
            <text:p>tritium</text:p>
          </table:table-cell>
          <table:table-cell table:style-name="ce7" office:value-type="string" calcext:value-type="string">
            <text:p>ultarine</text:p>
          </table:table-cell>
          <table:table-cell table:style-name="ce7" office:value-type="string" calcext:value-type="string">
            <text:p>iriil</text:p>
          </table:table-cell>
          <table:table-cell table:style-name="ce7" office:value-type="string" calcext:value-type="string">
            <text:p>paristeel</text:p>
          </table:table-cell>
          <table:table-cell table:style-name="ce7" office:value-type="string" calcext:value-type="string">
            <text:p>transsteel</text:p>
          </table:table-cell>
          <table:table-cell table:style-name="ce7" office:value-type="string" calcext:value-type="string">
            <text:p>rglass</text:p>
          </table:table-cell>
          <table:table-cell table:style-name="ce7" office:value-type="string" calcext:value-type="string">
            <text:p>nanoplastic</text:p>
          </table:table-cell>
          <table:table-cell table:style-name="ce7" office:value-type="string" calcext:value-type="string">
            <text:p>disheet</text:p>
          </table:table-cell>
          <table:table-cell table:style-name="ce7" office:value-type="string" calcext:value-type="string">
            <text:p>hdastrium</text:p>
          </table:table-cell>
          <table:table-cell table:style-name="ce7" office:value-type="string" calcext:value-type="string">
            <text:p>qpc</text:p>
          </table:table-cell>
          <table:table-cell table:style-name="ce7" office:value-type="string" calcext:value-type="string">
            <text:p>array</text:p>
          </table:table-cell>
          <table:table-cell table:style-name="ce7" office:value-type="string" calcext:value-type="string">
            <text:p>sensors</text:p>
          </table:table-cell>
          <table:table-cell table:style-name="ce7" office:value-type="string" calcext:value-type="string">
            <text:p>umm</text:p>
          </table:table-cell>
          <table:table-cell table:style-name="ce7"/>
          <table:table-cell office:value-type="string" calcext:value-type="string">
            <text:p>Gather cost is tether OR scoop as per shipforge.</text:p>
          </table:table-cell>
          <table:table-cell office:value-type="string" calcext:value-type="string">
            <text:p>Millete refinery cos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office:value-type="string" calcext:value-type="string">
            <text:p>diamene</text:p>
          </table:table-cell>
          <table:table-cell table:formula="of:=[$'Resource costs'.D3]" office:value-type="float" office:value="30" calcext:value-type="float">
            <text:p>30.00</text:p>
          </table:table-cell>
          <table:table-cell table:number-columns-repeated="4"/>
          <table:table-cell table:style-name="ce7" table:number-columns-repeated="23"/>
          <table:table-cell office:value-type="string" calcext:value-type="string">
            <text:p>Refinery cost as per cheapest on Iota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duramine</text:p>
          </table:table-cell>
          <table:table-cell table:formula="of:=[$'Resource costs'.D4]" office:value-type="float" office:value="54.875" calcext:value-type="float">
            <text:p>54.88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astrium</text:p>
          </table:table-cell>
          <table:table-cell table:formula="of:=[$'Resource costs'.D5]" office:value-type="float" office:value="23.75" calcext:value-type="float">
            <text:p>23.75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office:value-type="string" calcext:value-type="string">
            <text:p>stesium</text:p>
          </table:table-cell>
          <table:table-cell table:formula="of:=[$'Resource costs'.D6]" office:value-type="float" office:value="51.8571428571429" calcext:value-type="float">
            <text:p>51.86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itanium</text:p>
          </table:table-cell>
          <table:table-cell table:formula="of:=[$'Resource costs'.D7]" office:value-type="float" office:value="41.3333333333333" calcext:value-type="float">
            <text:p>41.33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vandium</text:p>
          </table:table-cell>
          <table:table-cell office:value-type="float" office:value="49" calcext:value-type="float">
            <text:p>49.00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magnaril</text:p>
          </table:table-cell>
          <table:table-cell table:formula="of:=[$'Resource costs'.D9]" office:value-type="float" office:value="29.3333333333333" calcext:value-type="float">
            <text:p>29.33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helium11</text:p>
          </table:table-cell>
          <table:table-cell table:formula="of:=[$'Resource costs'.D10]" office:value-type="float" office:value="23.798418972332" calcext:value-type="float">
            <text:p>23.80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elessium</text:p>
          </table:table-cell>
          <table:table-cell table:formula="of:=[$'Resource costs'.D11]" office:value-type="float" office:value="17.8888888888889" calcext:value-type="float">
            <text:p>17.89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ritium</text:p>
          </table:table-cell>
          <table:table-cell table:formula="of:=[$'Resource costs'.D12]" office:value-type="float" office:value="17.4210526315789" calcext:value-type="float">
            <text:p>17.42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ultarine</text:p>
          </table:table-cell>
          <table:table-cell table:formula="of:=[$'Resource costs'.D13]" office:value-type="float" office:value="35.6666666666667" calcext:value-type="float">
            <text:p>35.67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iriil</text:p>
          </table:table-cell>
          <table:table-cell table:formula="of:=[$'Resource costs'.D14]" office:value-type="float" office:value="19.8214285714286" calcext:value-type="float">
            <text:p>19.82</text:p>
          </table:table-cell>
          <table:table-cell table:number-columns-repeated="4"/>
          <table:table-cell table:style-name="ce7" table:number-columns-repeated="23"/>
          <table:table-cell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7" table:number-columns-repeated="2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Unit Cost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Manu cost*</text:p>
          </table:table-cell>
          <table:table-cell office:value-type="string" calcext:value-type="string">
            <text:p>Raw cost</text:p>
          </table:table-cell>
          <table:table-cell table:style-name="ce7" table:number-columns-repeated="23"/>
          <table:table-cell office:value-type="string" calcext:value-type="string">
            <text:p>Manufacturing cost on Iota as per Millette</text:p>
          </table:table-cell>
          <table:table-cell/>
        </table:table-row>
        <table:table-row table:style-name="ro1">
          <table:table-cell/>
          <table:table-cell table:formula="of:=[.C18]-[.E18]" office:value-type="float" office:value="-30.5416666666667" calcext:value-type="float">
            <text:p>-30.54</text:p>
          </table:table-cell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paristeel</text:p>
          </table:table-cell>
          <table:table-cell table:formula="of:=([.I18]+[.H18])/[.G18]" office:value-type="float" office:value="329.541666666667" calcext:value-type="float">
            <text:p>329.54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J18]*[.J$2]+[.K18]*[.K$2]+[.L18]*[.L$2]+[.M18]*[.M$2]+[.N18]*[.N$2]+[.O18]*[.O$2]+[.P18]*[.P$2]+[.Q18]*[.Q$2]+[.R18]*[.R$2]+[.S18]*[.S$2]+[.T18]*[.T$2]+[.U18]*[.U$2]" office:value-type="float" office:value="261.541666666667" calcext:value-type="float">
            <text:p>261.5416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table:formula="of:=[.C19]-[.E19]" office:value-type="float" office:value="-28" calcext:value-type="float">
            <text:p>-28.00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transteel</text:p>
          </table:table-cell>
          <table:table-cell table:formula="of:=([.I19]+[.H19])/[.G19]" office:value-type="float" office:value="298" calcext:value-type="float">
            <text:p>298.00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J19]*[.J$2]+[.K19]*[.K$2]+[.L19]*[.L$2]+[.M19]*[.M$2]+[.N19]*[.N$2]+[.O19]*[.O$2]+[.P19]*[.P$2]+[.Q19]*[.Q$2]+[.R19]*[.R$2]+[.S19]*[.S$2]+[.T19]*[.T$2]+[.U19]*[.U$2]" office:value-type="float" office:value="236" calcext:value-type="float">
            <text:p>2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formula="of:=[.C20]-[.E20]" office:value-type="float" office:value="270" calcext:value-type="float">
            <text:p>270.00</text:p>
          </table:table-cell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rglass</text:p>
          </table:table-cell>
          <table:table-cell table:formula="of:=([.I20]+[.H20])/[.G20]" office:value-type="float" office:value="1019" calcext:value-type="float">
            <text:p>1,019.00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formula="of:=[.J20]*[.J$2]+[.K20]*[.K$2]+[.L20]*[.L$2]+[.M20]*[.M$2]+[.N20]*[.N$2]+[.O20]*[.O$2]+[.P20]*[.P$2]+[.Q20]*[.Q$2]+[.R20]*[.R$2]+[.S20]*[.S$2]+[.T20]*[.T$2]+[.U20]*[.U$2]" office:value-type="float" office:value="723" calcext:value-type="float">
            <text:p>7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table:formula="of:=[.C21]-[.E21]" office:value-type="float" office:value="134.418972332016" calcext:value-type="float">
            <text:p>134.42</text:p>
          </table:table-cell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nanoplastic</text:p>
          </table:table-cell>
          <table:table-cell table:formula="of:=([.I21]+[.H21])/[.G21]" office:value-type="float" office:value="855.581027667984" calcext:value-type="float">
            <text:p>855.58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[.J21]*[.J$2]+[.K21]*[.K$2]+[.L21]*[.L$2]+[.M21]*[.M$2]+[.N21]*[.N$2]+[.O21]*[.O$2]+[.P21]*[.P$2]+[.Q21]*[.Q$2]+[.R21]*[.R$2]+[.S21]*[.S$2]+[.T21]*[.T$2]+[.U21]*[.U$2]" office:value-type="float" office:value="628.581027667984" calcext:value-type="float">
            <text:p>628.58102766798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disheet</text:p>
          </table:table-cell>
          <table:table-cell table:formula="of:=([.I22]+[.H22])/[.G22]" office:value-type="float" office:value="174" calcext:value-type="float">
            <text:p>174.00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J22]*[.J$2]+[.K22]*[.K$2]+[.L22]*[.L$2]+[.M22]*[.M$2]+[.N22]*[.N$2]+[.O22]*[.O$2]+[.P22]*[.P$2]+[.Q22]*[.Q$2]+[.R22]*[.R$2]+[.S22]*[.S$2]+[.T22]*[.T$2]+[.U22]*[.U$2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hdastrium</text:p>
          </table:table-cell>
          <table:table-cell table:formula="of:=([.I23]+[.H23])/[.G23]" office:value-type="float" office:value="464.357142857143" calcext:value-type="float">
            <text:p>464.36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formula="of:=[.J23]*[.J$2]+[.K23]*[.K$2]+[.L23]*[.L$2]+[.M23]*[.M$2]+[.N23]*[.N$2]+[.O23]*[.O$2]+[.P23]*[.P$2]+[.Q23]*[.Q$2]+[.R23]*[.R$2]+[.S23]*[.S$2]+[.T23]*[.T$2]+[.U23]*[.U$2]" office:value-type="float" office:value="285.357142857143" calcext:value-type="float">
            <text:p>285.35714285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C24]-[.E24]" office:value-type="float" office:value="-37.3571428571429" calcext:value-type="float">
            <text:p>-37.36</text:p>
          </table:table-cell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qpc</text:p>
          </table:table-cell>
          <table:table-cell table:formula="of:=([.I24]+[.H24])/[.G24]" office:value-type="float" office:value="613.357142857143" calcext:value-type="float">
            <text:p>613.36</text:p>
          </table:table-cell>
          <table:table-cell office:value-type="string" calcext:value-type="string">
            <text:p>qpc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table:formula="of:=[.J24]*[.J$2]+[.K24]*[.K$2]+[.L24]*[.L$2]+[.M24]*[.M$2]+[.N24]*[.N$2]+[.O24]*[.O$2]+[.P24]*[.P$2]+[.Q24]*[.Q$2]+[.R24]*[.R$2]+[.S24]*[.S$2]+[.T24]*[.T$2]+[.U24]*[.U$2]+[.V24]*[.V$2]+[.W24]*[.W$2]+[.X24]*[.X$2]+[.Y24]*[.Y$2]+[.Z24]*[.Z$2]+[.AA24]*[.AA$2]" office:value-type="float" office:value="928.714285714286" calcext:value-type="float">
            <text:p>928.714285714286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C25]-[.E25]" office:value-type="float" office:value="242" calcext:value-type="float">
            <text:p>242.00</text:p>
          </table:table-cell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array</text:p>
          </table:table-cell>
          <table:table-cell table:formula="of:=([.I25]+[.H25])/[.G25]" office:value-type="float" office:value="888" calcext:value-type="float">
            <text:p>888.00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table:formula="of:=[.J25]*[.J$2]+[.K25]*[.K$2]+[.L25]*[.L$2]+[.M25]*[.M$2]+[.N25]*[.N$2]+[.O25]*[.O$2]+[.P25]*[.P$2]+[.Q25]*[.Q$2]+[.R25]*[.R$2]+[.S25]*[.S$2]+[.T25]*[.T$2]+[.U25]*[.U$2]+[.V25]*[.V$2]+[.W25]*[.W$2]+[.X25]*[.X$2]+[.Y25]*[.Y$2]+[.Z25]*[.Z$2]+[.AA25]*[.AA$2]" office:value-type="float" office:value="1193" calcext:value-type="float">
            <text:p>119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26]-[.E26]" office:value-type="float" office:value="501.321428571429" calcext:value-type="float">
            <text:p>501.32</text:p>
          </table:table-cell>
          <table:table-cell office:value-type="float" office:value="2376" calcext:value-type="float">
            <text:p>2376</text:p>
          </table:table-cell>
          <table:table-cell table:style-name="ce2" office:value-type="string" calcext:value-type="string">
            <text:p>sensors</text:p>
          </table:table-cell>
          <table:table-cell table:formula="of:=([.I26]+[.H26])/[.G26]" office:value-type="float" office:value="1874.67857142857" calcext:value-type="float">
            <text:p>1,874.68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table:formula="of:=[.J26]*[.J$2]+[.K26]*[.K$2]+[.L26]*[.L$2]+[.M26]*[.M$2]+[.N26]*[.N$2]+[.O26]*[.O$2]+[.P26]*[.P$2]+[.Q26]*[.Q$2]+[.R26]*[.R$2]+[.S26]*[.S$2]+[.T26]*[.T$2]+[.U26]*[.U$2]+[.V26]*[.V$2]+[.W26]*[.W$2]+[.X26]*[.X$2]+[.Y26]*[.Y$2]+[.Z26]*[.Z$2]+[.AA26]*[.AA$2]+[.AB26]*[.AB$2]+[.AC26]*[.AC$2]" office:value-type="float" office:value="2520.35714285714" calcext:value-type="float">
            <text:p>2520.3571428571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C27]-[.E27]" office:value-type="float" office:value="-378.622694334651" calcext:value-type="float">
            <text:p>-378.62</text:p>
          </table:table-cell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umm</text:p>
          </table:table-cell>
          <table:table-cell table:formula="of:=([.I27]+[.H27])/[.G27]" office:value-type="float" office:value="1678.62269433465" calcext:value-type="float">
            <text:p>1,678.62</text:p>
          </table:table-cell>
          <table:table-cell office:value-type="string" calcext:value-type="string">
            <text:p>bots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table:formula="of:=[.J27]*[.J$2]+[.K27]*[.K$2]+[.L27]*[.L$2]+[.M27]*[.M$2]+[.N27]*[.N$2]+[.O27]*[.O$2]+[.P27]*[.P$2]+[.Q27]*[.Q$2]+[.R27]*[.R$2]+[.S27]*[.S$2]+[.T27]*[.T$2]+[.U27]*[.U$2]+[.V27]*[.V$2]+[.W27]*[.W$2]+[.X27]*[.X$2]+[.Y27]*[.Y$2]+[.Z27]*[.Z$2]+[.AA27]*[.AA$2]+[.AB27]*[.AB$2]+[.AC27]*[.AC$2]+[.AD27]*[.AD$2]" office:value-type="float" office:value="2370.2453886693" calcext:value-type="float">
            <text:p>2370.245388669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formula="of:=[.C28]-[.E28]" office:value-type="float" office:value="336.668318275927" calcext:value-type="float">
            <text:p>336.67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stromech</text:p>
          </table:table-cell>
          <table:table-cell table:style-name="ce4" table:formula="of:=([.I28]+[.H28])/[.G28]" office:value-type="float" office:value="1526.33168172407" calcext:value-type="float">
            <text:p>1,526.33</text:p>
          </table:table-cell>
          <table:table-cell office:value-type="string" calcext:value-type="string">
            <text:p>bots</text:p>
          </table:table-cell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table:formula="of:=[.J28]*[.J$2]+[.K28]*[.K$2]+[.L28]*[.L$2]+[.M28]*[.M$2]+[.N28]*[.N$2]+[.O28]*[.O$2]+[.P28]*[.P$2]+[.Q28]*[.Q$2]+[.R28]*[.R$2]+[.S28]*[.S$2]+[.T28]*[.T$2]+[.U28]*[.U$2]+[.V28]*[.V$2]+[.W28]*[.W$2]+[.X28]*[.X$2]+[.Y28]*[.Y$2]+[.Z28]*[.Z$2]+[.AA28]*[.AA$2]+[.AB28]*[.AB$2]+[.AC28]*[.AC$2]+[.AD28]*[.AD$2]+[.AE28]*[.AE$2]" office:value-type="float" office:value="5054.65840862037" calcext:value-type="float">
            <text:p>5054.65840862037</text:p>
          </table:table-cell>
          <table:table-cell table:number-columns-repeated="18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29]-[.E29]" office:value-type="float" office:value="40.2244047619048" calcext:value-type="float">
            <text:p>40.2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ineric_battery</text:p>
          </table:table-cell>
          <table:table-cell table:style-name="ce4" table:formula="of:=([.I29]+[.H29])/[.G29]" office:value-type="float" office:value="155.775595238095" calcext:value-type="float">
            <text:p>155.78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29]*[.J$2]+[.K29]*[.K$2]+[.L29]*[.L$2]+[.M29]*[.M$2]+[.N29]*[.N$2]+[.O29]*[.O$2]+[.P29]*[.P$2]+[.Q29]*[.Q$2]+[.R29]*[.R$2]+[.S29]*[.S$2]+[.T29]*[.T$2]+[.U29]*[.U$2]+[.V29]*[.V$2]+[.W29]*[.W$2]+[.X29]*[.X$2]+[.Y29]*[.Y$2]+[.Z29]*[.Z$2]+[.AA29]*[.AA$2]+[.AB29]*[.AB$2]+[.AC29]*[.AC$2]+[.AD29]*[.AD$2]+[.AE29]*[.AE$2]" office:value-type="float" office:value="1019.75595238095" calcext:value-type="float">
            <text:p>1019.755952380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0]-[.E30]" office:value-type="float" office:value="40.2244047619048" calcext:value-type="float">
            <text:p>40.2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ermal_battery</text:p>
          </table:table-cell>
          <table:table-cell table:style-name="ce4" table:formula="of:=([.I30]+[.H30])/[.G30]" office:value-type="float" office:value="155.775595238095" calcext:value-type="float">
            <text:p>155.78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0]*[.J$2]+[.K30]*[.K$2]+[.L30]*[.L$2]+[.M30]*[.M$2]+[.N30]*[.N$2]+[.O30]*[.O$2]+[.P30]*[.P$2]+[.Q30]*[.Q$2]+[.R30]*[.R$2]+[.S30]*[.S$2]+[.T30]*[.T$2]+[.U30]*[.U$2]+[.V30]*[.V$2]+[.W30]*[.W$2]+[.X30]*[.X$2]+[.Y30]*[.Y$2]+[.Z30]*[.Z$2]+[.AA30]*[.AA$2]+[.AB30]*[.AB$2]+[.AC30]*[.AC$2]+[.AD30]*[.AD$2]+[.AE30]*[.AE$2]" office:value-type="float" office:value="1019.75595238095" calcext:value-type="float">
            <text:p>1019.755952380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1]-[.E31]" office:value-type="float" office:value="39.4573412698413" calcext:value-type="float">
            <text:p>39.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m_battery</text:p>
          </table:table-cell>
          <table:table-cell table:style-name="ce4" table:formula="of:=([.I31]+[.H31])/[.G31]" office:value-type="float" office:value="156.542658730159" calcext:value-type="float">
            <text:p>156.54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1]*[.J$2]+[.K31]*[.K$2]+[.L31]*[.L$2]+[.M31]*[.M$2]+[.N31]*[.N$2]+[.O31]*[.O$2]+[.P31]*[.P$2]+[.Q31]*[.Q$2]+[.R31]*[.R$2]+[.S31]*[.S$2]+[.T31]*[.T$2]+[.U31]*[.U$2]+[.V31]*[.V$2]+[.W31]*[.W$2]+[.X31]*[.X$2]+[.Y31]*[.Y$2]+[.Z31]*[.Z$2]+[.AA31]*[.AA$2]+[.AB31]*[.AB$2]+[.AC31]*[.AC$2]+[.AD31]*[.AD$2]+[.AE31]*[.AE$2]" office:value-type="float" office:value="1027.42658730159" calcext:value-type="float">
            <text:p>1027.42658730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2]-[.E32]" office:value-type="float" office:value="39.4573412698413" calcext:value-type="float">
            <text:p>39.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avitic_battery</text:p>
          </table:table-cell>
          <table:table-cell table:style-name="ce4" table:formula="of:=([.I32]+[.H32])/[.G32]" office:value-type="float" office:value="156.542658730159" calcext:value-type="float">
            <text:p>156.54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2]*[.J$2]+[.K32]*[.K$2]+[.L32]*[.L$2]+[.M32]*[.M$2]+[.N32]*[.N$2]+[.O32]*[.O$2]+[.P32]*[.P$2]+[.Q32]*[.Q$2]+[.R32]*[.R$2]+[.S32]*[.S$2]+[.T32]*[.T$2]+[.U32]*[.U$2]+[.V32]*[.V$2]+[.W32]*[.W$2]+[.X32]*[.X$2]+[.Y32]*[.Y$2]+[.Z32]*[.Z$2]+[.AA32]*[.AA$2]+[.AB32]*[.AB$2]+[.AC32]*[.AC$2]+[.AD32]*[.AD$2]+[.AE32]*[.AE$2]" office:value-type="float" office:value="1027.42658730159" calcext:value-type="float">
            <text:p>1027.42658730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3]-[.E33]" office:value-type="float" office:value="27.0533333333333" calcext:value-type="float">
            <text:p>27.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inetic_missile</text:p>
          </table:table-cell>
          <table:table-cell table:style-name="ce4" table:formula="of:=([.I33]+[.H33])/[.G33]" office:value-type="float" office:value="109.946666666667" calcext:value-type="float">
            <text:p>109.9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3]*[.J$2]+[.K33]*[.K$2]+[.L33]*[.L$2]+[.M33]*[.M$2]+[.N33]*[.N$2]+[.O33]*[.O$2]+[.P33]*[.P$2]+[.Q33]*[.Q$2]+[.R33]*[.R$2]+[.S33]*[.S$2]+[.T33]*[.T$2]+[.U33]*[.U$2]+[.V33]*[.V$2]+[.W33]*[.W$2]+[.X33]*[.X$2]+[.Y33]*[.Y$2]+[.Z33]*[.Z$2]+[.AA33]*[.AA$2]+[.AB33]*[.AB$2]+[.AC33]*[.AC$2]+[.AD33]*[.AD$2]+[.AE33]*[.AE$2]" office:value-type="float" office:value="3634.33333333333" calcext:value-type="float">
            <text:p>3634.333333333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4]-[.E34]" office:value-type="float" office:value="27.0533333333333" calcext:value-type="float">
            <text:p>27.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rmal_missile</text:p>
          </table:table-cell>
          <table:table-cell table:style-name="ce4" table:formula="of:=([.I34]+[.H34])/[.G34]" office:value-type="float" office:value="109.946666666667" calcext:value-type="float">
            <text:p>109.9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4]*[.J$2]+[.K34]*[.K$2]+[.L34]*[.L$2]+[.M34]*[.M$2]+[.N34]*[.N$2]+[.O34]*[.O$2]+[.P34]*[.P$2]+[.Q34]*[.Q$2]+[.R34]*[.R$2]+[.S34]*[.S$2]+[.T34]*[.T$2]+[.U34]*[.U$2]+[.V34]*[.V$2]+[.W34]*[.W$2]+[.X34]*[.X$2]+[.Y34]*[.Y$2]+[.Z34]*[.Z$2]+[.AA34]*[.AA$2]+[.AB34]*[.AB$2]+[.AC34]*[.AC$2]+[.AD34]*[.AD$2]+[.AE34]*[.AE$2]" office:value-type="float" office:value="3634.33333333333" calcext:value-type="float">
            <text:p>3634.333333333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5]-[.E35]" office:value-type="float" office:value="31.2553968253968" calcext:value-type="float">
            <text:p>31.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m_missile</text:p>
          </table:table-cell>
          <table:table-cell table:style-name="ce4" table:formula="of:=([.I35]+[.H35])/[.G35]" office:value-type="float" office:value="111.744603174603" calcext:value-type="float">
            <text:p>111.74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5]*[.J$2]+[.K35]*[.K$2]+[.L35]*[.L$2]+[.M35]*[.M$2]+[.N35]*[.N$2]+[.O35]*[.O$2]+[.P35]*[.P$2]+[.Q35]*[.Q$2]+[.R35]*[.R$2]+[.S35]*[.S$2]+[.T35]*[.T$2]+[.U35]*[.U$2]+[.V35]*[.V$2]+[.W35]*[.W$2]+[.X35]*[.X$2]+[.Y35]*[.Y$2]+[.Z35]*[.Z$2]+[.AA35]*[.AA$2]+[.AB35]*[.AB$2]+[.AC35]*[.AC$2]+[.AD35]*[.AD$2]+[.AE35]*[.AE$2]" office:value-type="float" office:value="3721.23015873016" calcext:value-type="float">
            <text:p>3721.23015873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6]-[.E36]" office:value-type="float" office:value="31.2553968253968" calcext:value-type="float">
            <text:p>31.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ravitic_missile</text:p>
          </table:table-cell>
          <table:table-cell table:style-name="ce4" table:formula="of:=([.I36]+[.H36])/[.G36]" office:value-type="float" office:value="111.744603174603" calcext:value-type="float">
            <text:p>111.74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6]*[.J$2]+[.K36]*[.K$2]+[.L36]*[.L$2]+[.M36]*[.M$2]+[.N36]*[.N$2]+[.O36]*[.O$2]+[.P36]*[.P$2]+[.Q36]*[.Q$2]+[.R36]*[.R$2]+[.S36]*[.S$2]+[.T36]*[.T$2]+[.U36]*[.U$2]+[.V36]*[.V$2]+[.W36]*[.W$2]+[.X36]*[.X$2]+[.Y36]*[.Y$2]+[.Z36]*[.Z$2]+[.AA36]*[.AA$2]+[.AB36]*[.AB$2]+[.AC36]*[.AC$2]+[.AD36]*[.AD$2]+[.AE36]*[.AE$2]" office:value-type="float" office:value="3721.23015873016" calcext:value-type="float">
            <text:p>3721.23015873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7]-[.E37]" office:value-type="float" office:value="30.2711904761905" calcext:value-type="float">
            <text:p>30.2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e</text:p>
          </table:table-cell>
          <table:table-cell table:style-name="ce4" table:formula="of:=([.I37]+[.H37])/[.G37]" office:value-type="float" office:value="141.72880952381" calcext:value-type="float">
            <text:p>141.73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2380" calcext:value-type="float">
            <text:p>2380</text:p>
          </table:table-cell>
          <table:table-cell table:formula="of:=[.J37]*[.J$2]+[.K37]*[.K$2]+[.L37]*[.L$2]+[.M37]*[.M$2]+[.N37]*[.N$2]+[.O37]*[.O$2]+[.P37]*[.P$2]+[.Q37]*[.Q$2]+[.R37]*[.R$2]+[.S37]*[.S$2]+[.T37]*[.T$2]+[.U37]*[.U$2]+[.V37]*[.V$2]+[.W37]*[.W$2]+[.X37]*[.X$2]+[.Y37]*[.Y$2]+[.Z37]*[.Z$2]+[.AA37]*[.AA$2]+[.AB37]*[.AB$2]+[.AC37]*[.AC$2]+[.AD37]*[.AD$2]+[.AE37]*[.AE$2]" office:value-type="float" office:value="4706.44047619048" calcext:value-type="float">
            <text:p>4706.44047619048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.C38]-[.E38]" office:value-type="float" office:value="15.1408301067463" calcext:value-type="float">
            <text:p>15.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measure</text:p>
          </table:table-cell>
          <table:table-cell table:style-name="ce4" table:formula="of:=([.I38]+[.H38])/[.G38]" office:value-type="float" office:value="104.859169893254" calcext:value-type="float">
            <text:p>104.86</text:p>
          </table:table-cell>
          <table:table-cell office:value-type="string" calcext:value-type="string">
            <text:p>explosives</text:p>
          </table:table-cell>
          <table:table-cell office:value-type="float" office:value="70" calcext:value-type="float">
            <text:p>70</text:p>
          </table:table-cell>
          <table:table-cell office:value-type="float" office:value="2318" calcext:value-type="float">
            <text:p>2318</text:p>
          </table:table-cell>
          <table:table-cell table:formula="of:=[.J38]*[.J$2]+[.K38]*[.K$2]+[.L38]*[.L$2]+[.M38]*[.M$2]+[.N38]*[.N$2]+[.O38]*[.O$2]+[.P38]*[.P$2]+[.Q38]*[.Q$2]+[.R38]*[.R$2]+[.S38]*[.S$2]+[.T38]*[.T$2]+[.U38]*[.U$2]+[.V38]*[.V$2]+[.W38]*[.W$2]+[.X38]*[.X$2]+[.Y38]*[.Y$2]+[.Z38]*[.Z$2]+[.AA38]*[.AA$2]+[.AB38]*[.AB$2]+[.AC38]*[.AC$2]+[.AD38]*[.AD$2]+[.AE38]*[.AE$2]" office:value-type="float" office:value="5022.14189252776" calcext:value-type="float">
            <text:p>5022.1418925277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39]-[.E39]" office:value-type="float" office:value="4.83836407553799" calcext:value-type="float">
            <text:p>4.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pairkit</text:p>
          </table:table-cell>
          <table:table-cell table:style-name="ce4" table:formula="of:=([.I39]+[.H39])/[.G39]" office:value-type="float" office:value="50.161635924462" calcext:value-type="float">
            <text:p>50.16</text:p>
          </table:table-cell>
          <table:table-cell office:value-type="string" calcext:value-type="string">
            <text:p>repair</text:p>
          </table:table-cell>
          <table:table-cell office:value-type="float" office:value="75" calcext:value-type="float">
            <text:p>75</text:p>
          </table:table-cell>
          <table:table-cell office:value-type="float" office:value="1086" calcext:value-type="float">
            <text:p>1086</text:p>
          </table:table-cell>
          <table:table-cell table:formula="of:=[.J39]*[.J$2]+[.K39]*[.K$2]+[.L39]*[.L$2]+[.M39]*[.M$2]+[.N39]*[.N$2]+[.O39]*[.O$2]+[.P39]*[.P$2]+[.Q39]*[.Q$2]+[.R39]*[.R$2]+[.S39]*[.S$2]+[.T39]*[.T$2]+[.U39]*[.U$2]+[.V39]*[.V$2]+[.W39]*[.W$2]+[.X39]*[.X$2]+[.Y39]*[.Y$2]+[.Z39]*[.Z$2]+[.AA39]*[.AA$2]+[.AB39]*[.AB$2]+[.AC39]*[.AC$2]+[.AD39]*[.AD$2]+[.AE39]*[.AE$2]" office:value-type="float" office:value="2676.12269433465" calcext:value-type="float">
            <text:p>2676.12269433465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0]-[.E40]" office:value-type="float" office:value="26.7268318275927" calcext:value-type="float">
            <text:p>26.7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obe</text:p>
          </table:table-cell>
          <table:table-cell table:style-name="ce4" table:formula="of:=([.I40]+[.H40])/[.G40]" office:value-type="float" office:value="130.273168172407" calcext:value-type="float">
            <text:p>130.27</text:p>
          </table:table-cell>
          <table:table-cell office:value-type="string" calcext:value-type="string">
            <text:p>resources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table:formula="of:=[.J40]*[.J$2]+[.K40]*[.K$2]+[.L40]*[.L$2]+[.M40]*[.M$2]+[.N40]*[.N$2]+[.O40]*[.O$2]+[.P40]*[.P$2]+[.Q40]*[.Q$2]+[.R40]*[.R$2]+[.S40]*[.S$2]+[.T40]*[.T$2]+[.U40]*[.U$2]+[.V40]*[.V$2]+[.W40]*[.W$2]+[.X40]*[.X$2]+[.Y40]*[.Y$2]+[.Z40]*[.Z$2]+[.AA40]*[.AA$2]+[.AB40]*[.AB$2]+[.AC40]*[.AC$2]+[.AD40]*[.AD$2]+[.AE40]*[.AE$2]" office:value-type="float" office:value="4340.65840862037" calcext:value-type="float">
            <text:p>4340.6584086203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41]-[.E41]" office:value-type="float" office:value="43.6614583333333" calcext:value-type="float">
            <text:p>43.6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ther</text:p>
          </table:table-cell>
          <table:table-cell table:style-name="ce4" table:formula="of:=([.I41]+[.H41])/[.G41]" office:value-type="float" office:value="47.3385416666667" calcext:value-type="float">
            <text:p>47.34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96" calcext:value-type="float">
            <text:p>496</text:p>
          </table:table-cell>
          <table:table-cell table:formula="of:=[.J41]*[.J$2]+[.K41]*[.K$2]+[.L41]*[.L$2]+[.M41]*[.M$2]+[.N41]*[.N$2]+[.O41]*[.O$2]+[.P41]*[.P$2]+[.Q41]*[.Q$2]+[.R41]*[.R$2]+[.S41]*[.S$2]+[.T41]*[.T$2]+[.U41]*[.U$2]+[.V41]*[.V$2]+[.W41]*[.W$2]+[.X41]*[.X$2]+[.Y41]*[.Y$2]+[.Z41]*[.Z$2]+[.AA41]*[.AA$2]+[.AB41]*[.AB$2]+[.AC41]*[.AC$2]+[.AD41]*[.AD$2]+[.AE41]*[.AE$2]" office:value-type="float" office:value="1397.54166666667" calcext:value-type="float">
            <text:p>1397.5416666666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2]-[.E42]" office:value-type="float" office:value="45.4719326416337" calcext:value-type="float">
            <text:p>45.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oop</text:p>
          </table:table-cell>
          <table:table-cell table:style-name="ce4" table:formula="of:=([.I42]+[.H42])/[.G42]" office:value-type="float" office:value="41.5280673583663" calcext:value-type="float">
            <text:p>41.53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formula="of:=[.J42]*[.J$2]+[.K42]*[.K$2]+[.L42]*[.L$2]+[.M42]*[.M$2]+[.N42]*[.N$2]+[.O42]*[.O$2]+[.P42]*[.P$2]+[.Q42]*[.Q$2]+[.R42]*[.R$2]+[.S42]*[.S$2]+[.T42]*[.T$2]+[.U42]*[.U$2]+[.V42]*[.V$2]+[.W42]*[.W$2]+[.X42]*[.X$2]+[.Y42]*[.Y$2]+[.Z42]*[.Z$2]+[.AA42]*[.AA$2]+[.AB42]*[.AB$2]+[.AC42]*[.AC$2]+[.AD42]*[.AD$2]+[.AE42]*[.AE$2]" office:value-type="float" office:value="1185.12269433465" calcext:value-type="float">
            <text:p>1185.1226943346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calcext:conditional-formats>
          <calcext:conditional-format calcext:target-range-address="'Production costs'.E28:'Production costs'.E42">
            <calcext:condition calcext:apply-style-name="Warning" calcext:value="&gt;[.C28:.C42]" calcext:base-cell-address="'Production costs'.E28"/>
          </calcext:conditional-format>
          <calcext:conditional-format calcext:target-range-address="'Production costs'.B4:'Production costs'.B15">
            <calcext:condition calcext:apply-style-name="Warning" calcext:value="&lt;=[.E4:.E15]" calcext:base-cell-address="'Production costs'.B4"/>
          </calcext:conditional-format>
        </calcext:conditional-formats>
      </table:table>
      <table:table table:name="Resource costs" table:style-name="ta1">
        <table:table-column table:style-name="co5" table:number-columns-repeated="2" table:default-cell-style-name="Default"/>
        <table:table-column table:style-name="co5" table:default-cell-style-name="ce28"/>
        <table:table-column table:style-name="co11" table:default-cell-style-name="ce16"/>
        <table:table-column table:style-name="co5" table:number-columns-repeated="8" table:default-cell-style-name="Default"/>
        <table:table-row table:style-name="ro1">
          <table:table-cell table:style-name="ce28" office:value-type="string" calcext:value-type="string">
            <text:p>Resource</text:p>
          </table:table-cell>
          <table:table-cell table:style-name="ce28"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table:style-name="ce28" office:value-type="string" calcext:value-type="string">
            <text:p>Average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table:style-name="ce28" office:value-type="string" calcext:value-type="string">
            <text:p>astrium</text:p>
          </table:table-cell>
          <table:table-cell table:formula="of:=SUMIF([$Hauls.A$2:$Hauls.A$200];COM.MICROSOFT.CONCAT(&quot;=&quot;;[.A2]);[$Hauls.B$2:$Hauls.B$200])+SUMIF([$Bought.A$2:$Bought.A$200];COM.MICROSOFT.CONCAT(&quot;=&quot;;[.A2]);[$Bought.B$2:$Bought.B$200])" office:value-type="float" office:value="4" calcext:value-type="float">
            <text:p>4</text:p>
          </table:table-cell>
          <table:table-cell table:formula="of:=SUMIF([$Hauls.A$2:$Hauls.A$200];COM.MICROSOFT.CONCAT(&quot;=&quot;;[.A2]);[$Hauls.E$2:$Hauls.E$200])+SUMIF([$Bought.A$2:$Bought.A$200];COM.MICROSOFT.CONCAT(&quot;=&quot;;[.A2]);[$Bought.D$2:$Bought.D$200])" office:value-type="float" office:value="95" calcext:value-type="float">
            <text:p>95</text:p>
          </table:table-cell>
          <table:table-cell table:formula="of:=[.C2]/[.B2]" office:value-type="float" office:value="23.75" calcext:value-type="float">
            <text:p>23.75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office:value-type="string" calcext:value-type="string">
            <text:p>diamene</text:p>
          </table:table-cell>
          <table:table-cell table:formula="of:=SUMIF([$Hauls.A$2:$Hauls.A$200];COM.MICROSOFT.CONCAT(&quot;=&quot;;[.A3]);[$Hauls.B$2:$Hauls.B$200])+SUMIF([$Bought.A$2:$Bought.A$200];COM.MICROSOFT.CONCAT(&quot;=&quot;;[.A3]);[$Bought.B$2:$Bought.B$200])" office:value-type="float" office:value="1" calcext:value-type="float">
            <text:p>1</text:p>
          </table:table-cell>
          <table:table-cell table:formula="of:=SUMIF([$Hauls.A$2:$Hauls.A$200];COM.MICROSOFT.CONCAT(&quot;=&quot;;[.A3]);[$Hauls.E$2:$Hauls.E$200])+SUMIF([$Bought.A$2:$Bought.A$200];COM.MICROSOFT.CONCAT(&quot;=&quot;;[.A3]);[$Bought.D$2:$Bought.D$200])" office:value-type="float" office:value="30" calcext:value-type="float">
            <text:p>30</text:p>
          </table:table-cell>
          <table:table-cell table:formula="of:=[.C3]/[.B3]" office:value-type="float" office:value="30" calcext:value-type="float">
            <text:p>3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table:formula="of:=SUMIF([$Hauls.A$2:$Hauls.A$200];COM.MICROSOFT.CONCAT(&quot;=&quot;;[.A4]);[$Hauls.B$2:$Hauls.B$200])+SUMIF([$Bought.A$2:$Bought.A$200];COM.MICROSOFT.CONCAT(&quot;=&quot;;[.A4]);[$Bought.B$2:$Bought.B$200])" office:value-type="float" office:value="8" calcext:value-type="float">
            <text:p>8</text:p>
          </table:table-cell>
          <table:table-cell table:formula="of:=SUMIF([$Hauls.A$2:$Hauls.A$200];COM.MICROSOFT.CONCAT(&quot;=&quot;;[.A4]);[$Hauls.E$2:$Hauls.E$200])+SUMIF([$Bought.A$2:$Bought.A$200];COM.MICROSOFT.CONCAT(&quot;=&quot;;[.A4]);[$Bought.D$2:$Bought.D$200])" office:value-type="float" office:value="439" calcext:value-type="float">
            <text:p>439</text:p>
          </table:table-cell>
          <table:table-cell table:formula="of:=[.C4]/[.B4]" office:value-type="float" office:value="54.875" calcext:value-type="float">
            <text:p>54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rium</text:p>
          </table:table-cell>
          <table:table-cell table:formula="of:=SUMIF([$Hauls.A$2:$Hauls.A$200];COM.MICROSOFT.CONCAT(&quot;=&quot;;[.A5]);[$Hauls.B$2:$Hauls.B$200])+SUMIF([$Bought.A$2:$Bought.A$200];COM.MICROSOFT.CONCAT(&quot;=&quot;;[.A5]);[$Bought.B$2:$Bought.B$200])" office:value-type="float" office:value="4" calcext:value-type="float">
            <text:p>4</text:p>
          </table:table-cell>
          <table:table-cell table:formula="of:=SUMIF([$Hauls.A$2:$Hauls.A$200];COM.MICROSOFT.CONCAT(&quot;=&quot;;[.A5]);[$Hauls.E$2:$Hauls.E$200])+SUMIF([$Bought.A$2:$Bought.A$200];COM.MICROSOFT.CONCAT(&quot;=&quot;;[.A5]);[$Bought.D$2:$Bought.D$200])" office:value-type="float" office:value="95" calcext:value-type="float">
            <text:p>95</text:p>
          </table:table-cell>
          <table:table-cell table:formula="of:=[.C5]/[.B5]" office:value-type="float" office:value="23.75" calcext:value-type="float">
            <text:p>23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table:formula="of:=SUMIF([$Hauls.A$2:$Hauls.A$200];COM.MICROSOFT.CONCAT(&quot;=&quot;;[.A6]);[$Hauls.B$2:$Hauls.B$200])+SUMIF([$Bought.A$2:$Bought.A$200];COM.MICROSOFT.CONCAT(&quot;=&quot;;[.A6]);[$Bought.B$2:$Bought.B$200])" office:value-type="float" office:value="7" calcext:value-type="float">
            <text:p>7</text:p>
          </table:table-cell>
          <table:table-cell table:formula="of:=SUMIF([$Hauls.A$2:$Hauls.A$200];COM.MICROSOFT.CONCAT(&quot;=&quot;;[.A6]);[$Hauls.E$2:$Hauls.E$200])+SUMIF([$Bought.A$2:$Bought.A$200];COM.MICROSOFT.CONCAT(&quot;=&quot;;[.A6]);[$Bought.D$2:$Bought.D$200])" office:value-type="float" office:value="363" calcext:value-type="float">
            <text:p>363</text:p>
          </table:table-cell>
          <table:table-cell table:formula="of:=[.C6]/[.B6]" office:value-type="float" office:value="51.8571428571429" calcext:value-type="float">
            <text:p>51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um</text:p>
          </table:table-cell>
          <table:table-cell table:formula="of:=SUMIF([$Hauls.A$2:$Hauls.A$200];COM.MICROSOFT.CONCAT(&quot;=&quot;;[.A7]);[$Hauls.B$2:$Hauls.B$200])+SUMIF([$Bought.A$2:$Bought.A$200];COM.MICROSOFT.CONCAT(&quot;=&quot;;[.A7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7]);[$Hauls.E$2:$Hauls.E$200])+SUMIF([$Bought.A$2:$Bought.A$200];COM.MICROSOFT.CONCAT(&quot;=&quot;;[.A7]);[$Bought.D$2:$Bought.D$200])" office:value-type="float" office:value="248" calcext:value-type="float">
            <text:p>248</text:p>
          </table:table-cell>
          <table:table-cell table:formula="of:=[.C7]/[.B7]" office:value-type="float" office:value="41.3333333333333" calcext:value-type="float">
            <text:p>41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table:formula="of:=SUMIF([$Hauls.A$2:$Hauls.A$200];COM.MICROSOFT.CONCAT(&quot;=&quot;;[.A8]);[$Hauls.B$2:$Hauls.B$200])+SUMIF([$Bought.A$2:$Bought.A$200];COM.MICROSOFT.CONCAT(&quot;=&quot;;[.A8]);[$Bought.B$2:$Bought.B$200])" office:value-type="float" office:value="45" calcext:value-type="float">
            <text:p>45</text:p>
          </table:table-cell>
          <table:table-cell table:formula="of:=SUMIF([$Hauls.A$2:$Hauls.A$200];COM.MICROSOFT.CONCAT(&quot;=&quot;;[.A8]);[$Hauls.E$2:$Hauls.E$200])+SUMIF([$Bought.A$2:$Bought.A$200];COM.MICROSOFT.CONCAT(&quot;=&quot;;[.A8]);[$Bought.D$2:$Bought.D$200])" office:value-type="float" office:value="2223" calcext:value-type="float">
            <text:p>2223</text:p>
          </table:table-cell>
          <table:table-cell table:formula="of:=[.C8]/[.B8]" office:value-type="float" office:value="49.4" calcext:value-type="float">
            <text:p>49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aril</text:p>
          </table:table-cell>
          <table:table-cell table:formula="of:=SUMIF([$Hauls.A$2:$Hauls.A$200];COM.MICROSOFT.CONCAT(&quot;=&quot;;[.A9]);[$Hauls.B$2:$Hauls.B$200])+SUMIF([$Bought.A$2:$Bought.A$200];COM.MICROSOFT.CONCAT(&quot;=&quot;;[.A9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9]);[$Hauls.E$2:$Hauls.E$200])+SUMIF([$Bought.A$2:$Bought.A$200];COM.MICROSOFT.CONCAT(&quot;=&quot;;[.A9]);[$Bought.D$2:$Bought.D$200])" office:value-type="float" office:value="176" calcext:value-type="float">
            <text:p>176</text:p>
          </table:table-cell>
          <table:table-cell table:formula="of:=[.C9]/[.B9]" office:value-type="float" office:value="29.3333333333333" calcext:value-type="float">
            <text:p>2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table:formula="of:=SUMIF([$Hauls.A$2:$Hauls.A$200];COM.MICROSOFT.CONCAT(&quot;=&quot;;[.A10]);[$Hauls.B$2:$Hauls.B$200])+SUMIF([$Bought.A$2:$Bought.A$200];COM.MICROSOFT.CONCAT(&quot;=&quot;;[.A10]);[$Bought.B$2:$Bought.B$200])" office:value-type="float" office:value="253" calcext:value-type="float">
            <text:p>253</text:p>
          </table:table-cell>
          <table:table-cell table:formula="of:=SUMIF([$Hauls.A$2:$Hauls.A$200];COM.MICROSOFT.CONCAT(&quot;=&quot;;[.A10]);[$Hauls.E$2:$Hauls.E$200])+SUMIF([$Bought.A$2:$Bought.A$200];COM.MICROSOFT.CONCAT(&quot;=&quot;;[.A10]);[$Bought.D$2:$Bought.D$200])" office:value-type="float" office:value="6021" calcext:value-type="float">
            <text:p>6021</text:p>
          </table:table-cell>
          <table:table-cell table:formula="of:=[.C10]/[.B10]" office:value-type="float" office:value="23.798418972332" calcext:value-type="float">
            <text:p>23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formula="of:=SUMIF([$Hauls.A$2:$Hauls.A$200];COM.MICROSOFT.CONCAT(&quot;=&quot;;[.A11]);[$Hauls.B$2:$Hauls.B$200])+SUMIF([$Bought.A$2:$Bought.A$200];COM.MICROSOFT.CONCAT(&quot;=&quot;;[.A11]);[$Bought.B$2:$Bought.B$200])" office:value-type="float" office:value="9" calcext:value-type="float">
            <text:p>9</text:p>
          </table:table-cell>
          <table:table-cell table:formula="of:=SUMIF([$Hauls.A$2:$Hauls.A$200];COM.MICROSOFT.CONCAT(&quot;=&quot;;[.A11]);[$Hauls.E$2:$Hauls.E$200])+SUMIF([$Bought.A$2:$Bought.A$200];COM.MICROSOFT.CONCAT(&quot;=&quot;;[.A11]);[$Bought.D$2:$Bought.D$200])" office:value-type="float" office:value="161" calcext:value-type="float">
            <text:p>161</text:p>
          </table:table-cell>
          <table:table-cell table:formula="of:=[.C11]/[.B11]" office:value-type="float" office:value="17.8888888888889" calcext:value-type="float">
            <text:p>17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table:formula="of:=SUMIF([$Hauls.A$2:$Hauls.A$200];COM.MICROSOFT.CONCAT(&quot;=&quot;;[.A12]);[$Hauls.B$2:$Hauls.B$200])+SUMIF([$Bought.A$2:$Bought.A$200];COM.MICROSOFT.CONCAT(&quot;=&quot;;[.A12]);[$Bought.B$2:$Bought.B$200])" office:value-type="float" office:value="19" calcext:value-type="float">
            <text:p>19</text:p>
          </table:table-cell>
          <table:table-cell table:formula="of:=SUMIF([$Hauls.A$2:$Hauls.A$200];COM.MICROSOFT.CONCAT(&quot;=&quot;;[.A12]);[$Hauls.E$2:$Hauls.E$200])+SUMIF([$Bought.A$2:$Bought.A$200];COM.MICROSOFT.CONCAT(&quot;=&quot;;[.A12]);[$Bought.D$2:$Bought.D$200])" office:value-type="float" office:value="331" calcext:value-type="float">
            <text:p>331</text:p>
          </table:table-cell>
          <table:table-cell table:formula="of:=[.C12]/[.B12]" office:value-type="float" office:value="17.4210526315789" calcext:value-type="float">
            <text:p>17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arine</text:p>
          </table:table-cell>
          <table:table-cell table:formula="of:=SUMIF([$Hauls.A$2:$Hauls.A$200];COM.MICROSOFT.CONCAT(&quot;=&quot;;[.A13]);[$Hauls.B$2:$Hauls.B$200])+SUMIF([$Bought.A$2:$Bought.A$200];COM.MICROSOFT.CONCAT(&quot;=&quot;;[.A13]);[$Bought.B$2:$Bought.B$200])" office:value-type="float" office:value="3" calcext:value-type="float">
            <text:p>3</text:p>
          </table:table-cell>
          <table:table-cell table:formula="of:=SUMIF([$Hauls.A$2:$Hauls.A$200];COM.MICROSOFT.CONCAT(&quot;=&quot;;[.A13]);[$Hauls.E$2:$Hauls.E$200])+SUMIF([$Bought.A$2:$Bought.A$200];COM.MICROSOFT.CONCAT(&quot;=&quot;;[.A13]);[$Bought.D$2:$Bought.D$200])" office:value-type="float" office:value="107" calcext:value-type="float">
            <text:p>107</text:p>
          </table:table-cell>
          <table:table-cell table:formula="of:=[.C13]/[.B13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table:formula="of:=SUMIF([$Hauls.A$2:$Hauls.A$200];COM.MICROSOFT.CONCAT(&quot;=&quot;;[.A14]);[$Hauls.B$2:$Hauls.B$200])+SUMIF([$Bought.A$2:$Bought.A$200];COM.MICROSOFT.CONCAT(&quot;=&quot;;[.A14]);[$Bought.B$2:$Bought.B$200])" office:value-type="float" office:value="28" calcext:value-type="float">
            <text:p>28</text:p>
          </table:table-cell>
          <table:table-cell table:formula="of:=SUMIF([$Hauls.A$2:$Hauls.A$200];COM.MICROSOFT.CONCAT(&quot;=&quot;;[.A14]);[$Hauls.E$2:$Hauls.E$200])+SUMIF([$Bought.A$2:$Bought.A$200];COM.MICROSOFT.CONCAT(&quot;=&quot;;[.A14]);[$Bought.D$2:$Bought.D$200])" office:value-type="float" office:value="555" calcext:value-type="float">
            <text:p>555</text:p>
          </table:table-cell>
          <table:table-cell table:formula="of:=[.C14]/[.B14]" office:value-type="float" office:value="19.8214285714286" calcext:value-type="float">
            <text:p>19.82</text:p>
          </table:table-cell>
          <table:table-cell table:number-columns-repeated="8"/>
        </table:table-row>
      </table:table>
      <table:table table:name="Hauls" table:style-name="ta1">
        <table:table-column table:style-name="co5" table:number-columns-repeated="6" table:default-cell-style-name="Default"/>
        <table:table-column table:style-name="co12" table:default-cell-style-name="ce23"/>
        <table:table-column table:style-name="co5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fine cost</text:p>
          </table:table-cell>
          <table:table-cell office:value-type="string" calcext:value-type="string">
            <text:p>Gather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Total per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coo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ether 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str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2]+[.C2]*[.B2]" office:value-type="float" office:value="95" calcext:value-type="float">
            <text:p>95</text:p>
          </table:table-cell>
          <table:table-cell table:style-name="ce22" table:formula="of:=[.E2]/[.B2]" office:value-type="float" office:value="23.75" calcext:value-type="float">
            <text:p>23.75</text:p>
          </table:table-cell>
          <table:table-cell office:value-type="date" office:date-value="2019-01-22T14:10:38" calcext:value-type="date">
            <text:p>14:10 22 Jan 201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3]+[.C3]*[.B3]" office:value-type="float" office:value="94" calcext:value-type="float">
            <text:p>94</text:p>
          </table:table-cell>
          <table:table-cell table:style-name="ce22" table:formula="of:=[.E3]/[.B3]" office:value-type="float" office:value="31.3333333333333" calcext:value-type="float">
            <text:p>31.33</text:p>
          </table:table-cell>
          <table:table-cell office:value-type="date" office:date-value="2019-01-22T14:20:38" calcext:value-type="date">
            <text:p>14:20 22 Jan 20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formula="of:=[.D4]+[.C4]*[.B4]" office:value-type="float" office:value="248" calcext:value-type="float">
            <text:p>248</text:p>
          </table:table-cell>
          <table:table-cell table:style-name="ce22" table:formula="of:=[.E4]/[.B4]" office:value-type="float" office:value="41.3333333333333" calcext:value-type="float">
            <text:p>41.33</text:p>
          </table:table-cell>
          <table:table-cell office:value-type="date" office:date-value="2019-01-22T14:36:38" calcext:value-type="date">
            <text:p>14:36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5]+[.C5]*[.B5]" office:value-type="float" office:value="90" calcext:value-type="float">
            <text:p>90</text:p>
          </table:table-cell>
          <table:table-cell table:style-name="ce22" table:formula="of:=[.E5]/[.B5]" office:value-type="float" office:value="18" calcext:value-type="float">
            <text:p>18.00</text:p>
          </table:table-cell>
          <table:table-cell office:value-type="date" office:date-value="2019-01-22T16:49:14.992062" calcext:value-type="date">
            <text:p>16:49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6]+[.C6]*[.B6]" office:value-type="float" office:value="86" calcext:value-type="float">
            <text:p>86</text:p>
          </table:table-cell>
          <table:table-cell table:style-name="ce22" table:formula="of:=[.E6]/[.B6]" office:value-type="float" office:value="86" calcext:value-type="float">
            <text:p>86.00</text:p>
          </table:table-cell>
          <table:table-cell office:value-type="date" office:date-value="2019-01-23T14:28:32.227476" calcext:value-type="date">
            <text:p>14:28 23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7]+[.C7]*[.B7]" office:value-type="float" office:value="89" calcext:value-type="float">
            <text:p>89</text:p>
          </table:table-cell>
          <table:table-cell table:style-name="ce22" table:formula="of:=[.E7]/[.B7]" office:value-type="float" office:value="22.25" calcext:value-type="float">
            <text:p>22.25</text:p>
          </table:table-cell>
          <table:table-cell office:value-type="date" office:date-value="2019-01-24T01:29:53.14606" calcext:value-type="date">
            <text:p>01:29 24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8]+[.C8]*[.B8]" office:value-type="float" office:value="172" calcext:value-type="float">
            <text:p>172</text:p>
          </table:table-cell>
          <table:table-cell table:style-name="ce22" table:formula="of:=[.E8]/[.B8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9]+[.C9]*[.B9]" office:value-type="float" office:value="172" calcext:value-type="float">
            <text:p>172</text:p>
          </table:table-cell>
          <table:table-cell table:style-name="ce22" table:formula="of:=[.E9]/[.B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formula="of:=[.D10]+[.C10]*[.B10]" office:value-type="float" office:value="274" calcext:value-type="float">
            <text:p>274</text:p>
          </table:table-cell>
          <table:table-cell table:style-name="ce22" table:formula="of:=[.E10]/[.B10]" office:value-type="float" office:value="91.3333333333333" calcext:value-type="float">
            <text:p>91.33</text:p>
          </table:table-cell>
          <table:table-cell office:value-type="date" office:date-value="2019-01-27T12:02:41.490551" calcext:value-type="date">
            <text:p>12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1]+[.C11]*[.B11]" office:value-type="float" office:value="179" calcext:value-type="float">
            <text:p>179</text:p>
          </table:table-cell>
          <table:table-cell table:style-name="ce22" table:formula="of:=[.E11]/[.B11]" office:value-type="float" office:value="16.2727272727273" calcext:value-type="float">
            <text:p>16.27</text:p>
          </table:table-cell>
          <table:table-cell office:value-type="date" office:date-value="2019-01-27T12:03:42.787333" calcext:value-type="date">
            <text:p>12:03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tar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2]+[.C12]*[.B12]" office:value-type="float" office:value="107" calcext:value-type="float">
            <text:p>107</text:p>
          </table:table-cell>
          <table:table-cell table:style-name="ce22" table:formula="of:=[.E12]/[.B12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3]+[.C13]*[.B13]" office:value-type="float" office:value="179" calcext:value-type="float">
            <text:p>179</text:p>
          </table:table-cell>
          <table:table-cell table:style-name="ce22" table:formula="of:=[.E13]/[.B13]" office:value-type="float" office:value="16.2727272727273" calcext:value-type="float">
            <text:p>16.27</text:p>
          </table:table-cell>
          <table:table-cell office:value-type="date" office:date-value="2019-01-27T12:40:15.121576" calcext:value-type="date">
            <text:p>12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4]+[.C14]*[.B14]" office:value-type="float" office:value="143" calcext:value-type="float">
            <text:p>143</text:p>
          </table:table-cell>
          <table:table-cell table:style-name="ce22" table:formula="of:=[.E14]/[.B14]" office:value-type="float" office:value="71.5" calcext:value-type="float">
            <text:p>71.50</text:p>
          </table:table-cell>
          <table:table-cell office:value-type="date" office:date-value="2019-01-27T13:40:18.088907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5]+[.C15]*[.B15]" office:value-type="float" office:value="116" calcext:value-type="float">
            <text:p>116</text:p>
          </table:table-cell>
          <table:table-cell table:style-name="ce22" table:formula="of:=[.E15]/[.B15]" office:value-type="float" office:value="29" calcext:value-type="float">
            <text:p>29.00</text:p>
          </table:table-cell>
          <table:table-cell office:value-type="date" office:date-value="2019-01-27T13:40:16.59292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6]+[.C16]*[.B16]" office:value-type="float" office:value="179" calcext:value-type="float">
            <text:p>179</text:p>
          </table:table-cell>
          <table:table-cell table:style-name="ce22" table:formula="of:=[.E16]/[.B16]" office:value-type="float" office:value="16.2727272727273" calcext:value-type="float">
            <text:p>16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D17]+[.C17]*[.B17]" office:value-type="float" office:value="345" calcext:value-type="float">
            <text:p>345</text:p>
          </table:table-cell>
          <table:table-cell table:style-name="ce22" table:formula="of:=[.E17]/[.B17]" office:value-type="float" office:value="69" calcext:value-type="float">
            <text:p>6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8]+[.C18]*[.B18]" office:value-type="float" office:value="161" calcext:value-type="float">
            <text:p>161</text:p>
          </table:table-cell>
          <table:table-cell table:style-name="ce22" table:formula="of:=[.E18]/[.B18]" office:value-type="float" office:value="17.8888888888889" calcext:value-type="float">
            <text:p>17.89</text:p>
          </table:table-cell>
          <table:table-cell office:value-type="date" office:date-value="2019-01-27T16:02:36.546119" calcext:value-type="date">
            <text:p>16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9]+[.C19]*[.B19]" office:value-type="float" office:value="172" calcext:value-type="float">
            <text:p>172</text:p>
          </table:table-cell>
          <table:table-cell table:style-name="ce22" table:formula="of:=[.E19]/[.B1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20]+[.C20]*[.B20]" office:value-type="float" office:value="152" calcext:value-type="float">
            <text:p>152</text:p>
          </table:table-cell>
          <table:table-cell table:style-name="ce22" table:formula="of:=[.E20]/[.B20]" office:value-type="float" office:value="19" calcext:value-type="float">
            <text:p>19.00</text:p>
          </table:table-cell>
          <table:table-cell office:value-type="date" office:date-value="2019-01-27T20:51:31.427395" calcext:value-type="date">
            <text:p>20:51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D21]+[.C21]*[.B21]" office:value-type="float" office:value="245" calcext:value-type="float">
            <text:p>245</text:p>
          </table:table-cell>
          <table:table-cell table:style-name="ce22" table:formula="of:=[.E21]/[.B21]" office:value-type="float" office:value="22.2727272727273" calcext:value-type="float">
            <text:p>22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2]+[.C22]*[.B22]" office:value-type="float" office:value="61" calcext:value-type="float">
            <text:p>61</text:p>
          </table:table-cell>
          <table:table-cell table:style-name="ce22" table:formula="of:=[.E22]/[.B22]" office:value-type="float" office:value="5.54545454545455" calcext:value-type="float">
            <text:p>5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3]+[.C23]*[.B23]" office:value-type="float" office:value="56" calcext:value-type="float">
            <text:p>56</text:p>
          </table:table-cell>
          <table:table-cell table:style-name="ce22" table:formula="of:=[.E23]/[.B23]" office:value-type="float" office:value="9.33333333333333" calcext:value-type="float">
            <text:p>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D24]+[.C24]*[.B24]" office:value-type="float" office:value="290" calcext:value-type="float">
            <text:p>290</text:p>
          </table:table-cell>
          <table:table-cell table:style-name="ce22" table:formula="of:=[.E24]/[.B24]" office:value-type="float" office:value="18.125" calcext:value-type="float">
            <text:p>18.1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25]+[.C25]*[.B25]" office:value-type="float" office:value="0" calcext:value-type="float">
            <text:p>0</text:p>
          </table:table-cell>
          <table:table-cell table:style-name="ce22" table:formula="of:=[.E25]/[.B2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26]+[.C26]*[.B26]" office:value-type="float" office:value="0" calcext:value-type="float">
            <text:p>0</text:p>
          </table:table-cell>
          <table:table-cell table:style-name="ce22" table:formula="of:=[.E26]/[.B2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27]+[.C27]*[.B27]" office:value-type="float" office:value="0" calcext:value-type="float">
            <text:p>0</text:p>
          </table:table-cell>
          <table:table-cell table:style-name="ce22" table:formula="of:=[.E27]/[.B2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28]+[.C28]*[.B28]" office:value-type="float" office:value="0" calcext:value-type="float">
            <text:p>0</text:p>
          </table:table-cell>
          <table:table-cell table:style-name="ce22" table:formula="of:=[.E28]/[.B2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29]+[.C29]*[.B29]" office:value-type="float" office:value="0" calcext:value-type="float">
            <text:p>0</text:p>
          </table:table-cell>
          <table:table-cell table:style-name="ce22" table:formula="of:=[.E29]/[.B2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0]+[.C30]*[.B30]" office:value-type="float" office:value="0" calcext:value-type="float">
            <text:p>0</text:p>
          </table:table-cell>
          <table:table-cell table:style-name="ce22" table:formula="of:=[.E30]/[.B3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1]+[.C31]*[.B31]" office:value-type="float" office:value="0" calcext:value-type="float">
            <text:p>0</text:p>
          </table:table-cell>
          <table:table-cell table:style-name="ce22" table:formula="of:=[.E31]/[.B3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2]+[.C32]*[.B32]" office:value-type="float" office:value="0" calcext:value-type="float">
            <text:p>0</text:p>
          </table:table-cell>
          <table:table-cell table:style-name="ce22" table:formula="of:=[.E32]/[.B3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3]+[.C33]*[.B33]" office:value-type="float" office:value="0" calcext:value-type="float">
            <text:p>0</text:p>
          </table:table-cell>
          <table:table-cell table:style-name="ce22" table:formula="of:=[.E33]/[.B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4]+[.C34]*[.B34]" office:value-type="float" office:value="0" calcext:value-type="float">
            <text:p>0</text:p>
          </table:table-cell>
          <table:table-cell table:style-name="ce22" table:formula="of:=[.E34]/[.B3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5]+[.C35]*[.B35]" office:value-type="float" office:value="0" calcext:value-type="float">
            <text:p>0</text:p>
          </table:table-cell>
          <table:table-cell table:style-name="ce22" table:formula="of:=[.E35]/[.B3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6]+[.C36]*[.B36]" office:value-type="float" office:value="0" calcext:value-type="float">
            <text:p>0</text:p>
          </table:table-cell>
          <table:table-cell table:style-name="ce22" table:formula="of:=[.E36]/[.B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7]+[.C37]*[.B37]" office:value-type="float" office:value="0" calcext:value-type="float">
            <text:p>0</text:p>
          </table:table-cell>
          <table:table-cell table:style-name="ce22" table:formula="of:=[.E37]/[.B3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8]+[.C38]*[.B38]" office:value-type="float" office:value="0" calcext:value-type="float">
            <text:p>0</text:p>
          </table:table-cell>
          <table:table-cell table:style-name="ce22" table:formula="of:=[.E38]/[.B3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9]+[.C39]*[.B39]" office:value-type="float" office:value="0" calcext:value-type="float">
            <text:p>0</text:p>
          </table:table-cell>
          <table:table-cell table:style-name="ce22" table:formula="of:=[.E39]/[.B3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0]+[.C40]*[.B40]" office:value-type="float" office:value="0" calcext:value-type="float">
            <text:p>0</text:p>
          </table:table-cell>
          <table:table-cell table:style-name="ce22" table:formula="of:=[.E40]/[.B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1]+[.C41]*[.B41]" office:value-type="float" office:value="0" calcext:value-type="float">
            <text:p>0</text:p>
          </table:table-cell>
          <table:table-cell table:style-name="ce22" table:formula="of:=[.E41]/[.B4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2]+[.C42]*[.B42]" office:value-type="float" office:value="0" calcext:value-type="float">
            <text:p>0</text:p>
          </table:table-cell>
          <table:table-cell table:style-name="ce22" table:formula="of:=[.E42]/[.B4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3]+[.C43]*[.B43]" office:value-type="float" office:value="0" calcext:value-type="float">
            <text:p>0</text:p>
          </table:table-cell>
          <table:table-cell table:style-name="ce22" table:formula="of:=[.E43]/[.B4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formula="of:=[.C2]*[.B2]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3]*[.B3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4]*[.B4]" office:value-type="float" office:value="30" calcext:value-type="float">
            <text:p>3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]*[.B5]" office:value-type="float" office:value="20" calcext:value-type="float">
            <text:p>2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C6]*[.B6]" office:value-type="float" office:value="1564" calcext:value-type="float">
            <text:p>1564</text:p>
          </table:table-cell>
          <table:table-cell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2]*[.B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3]*[.B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4]*[.B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5]*[.B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6]*[.B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7]*[.B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8]*[.B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9]*[.B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0]*[.B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1]*[.B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2]*[.B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3]*[.B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4]*[.B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5]*[.B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6]*[.B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7]*[.B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8]*[.B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9]*[.B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0]*[.B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1]*[.B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2]*[.B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3]*[.B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4]*[.B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5]*[.B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6]*[.B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7]*[.B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8]*[.B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9]*[.B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0]*[.B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1]*[.B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2]*[.B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3]*[.B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4]*[.B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5]*[.B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6]*[.B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7]*[.B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8]*[.B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9]*[.B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0]*[.B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1]*[.B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2]*[.B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3]*[.B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4]*[.B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5]*[.B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6]*[.B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7]*[.B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8]*[.B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9]*[.B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0]*[.B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1]*[.B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2]*[.B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3]*[.B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4]*[.B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5]*[.B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6]*[.B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7]*[.B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8]*[.B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9]*[.B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0]*[.B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1]*[.B1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2]*[.B1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3]*[.B1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4]*[.B1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5]*[.B1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6]*[.B1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7]*[.B1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8]*[.B1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9]*[.B1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0]*[.B1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1]*[.B1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2]*[.B1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3]*[.B1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4]*[.B1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5]*[.B1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6]*[.B1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7]*[.B1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8]*[.B1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9]*[.B1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0]*[.B1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1]*[.B1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2]*[.B1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3]*[.B1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4]*[.B1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5]*[.B1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6]*[.B1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7]*[.B1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8]*[.B1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9]*[.B1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0]*[.B1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1]*[.B1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2]*[.B1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3]*[.B1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4]*[.B1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5]*[.B1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6]*[.B1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7]*[.B1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8]*[.B1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9]*[.B1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0]*[.B1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1]*[.B1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2]*[.B1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3]*[.B1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4]*[.B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5]*[.B1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6]*[.B1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7]*[.B1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8]*[.B1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9]*[.B1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0]*[.B1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1]*[.B1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2]*[.B1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3]*[.B1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4]*[.B1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5]*[.B1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6]*[.B1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7]*[.B1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8]*[.B1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9]*[.B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0]*[.B1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1]*[.B1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2]*[.B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3]*[.B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4]*[.B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5]*[.B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6]*[.B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7]*[.B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8]*[.B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9]*[.B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0]*[.B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1]*[.B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2]*[.B1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3]*[.B1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4]*[.B1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5]*[.B1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6]*[.B1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7]*[.B1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8]*[.B1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9]*[.B1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0]*[.B1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1]*[.B1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2]*[.B1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3]*[.B1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4]*[.B1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5]*[.B1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6]*[.B1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7]*[.B1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8]*[.B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9]*[.B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0]*[.B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1]*[.B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2]*[.B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3]*[.B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4]*[.B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5]*[.B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6]*[.B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7]*[.B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8]*[.B1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9]*[.B1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0]*[.B200]" office:value-type="float" office:value="0" calcext:value-type="float">
            <text:p>0</text:p>
          </table:table-cell>
          <table:table-cell/>
        </table:table-row>
      </table:table>
      <table:table table:name="Sold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nanoplastic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990" calcext:value-type="float">
            <text:p>990</text:p>
          </table:table-cell>
          <table:table-cell table:formula="of:=([.D2]-[.C2])*[.B2]" office:value-type="float" office:value="715" calcext:value-type="float">
            <text:p>715</text:p>
          </table:table-cell>
        </table:table-row>
      </table:table>
      <table:table table:name="Good Fury Gear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Default"/>
        <table:table-column table:style-name="co5" table:number-columns-repeated="2" table:default-cell-style-name="ce21"/>
        <table:table-column table:style-name="co5" table:number-columns-repeated="6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Power</text:p>
          </table:table-cell>
          <table:table-cell table:style-name="ce28" office:value-type="string" calcext:value-type="string">
            <text:p>Junk</text:p>
          </table:table-cell>
          <table:table-cell table:style-name="ce29" office:value-type="string" calcext:value-type="string">
            <text:p>Dur. Bonus</text:p>
          </table:table-cell>
          <table:table-cell office:value-type="string" calcext:value-type="string">
            <text:p>Price</text:p>
          </table:table-cell>
          <table:table-cell table:style-name="ce28" office:value-type="string" calcext:value-type="string">
            <text:p>Pay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Durability</text:p>
          </table:table-cell>
          <table:table-cell office:value-type="string" calcext:value-type="string">
            <text:p>Bonus</text:p>
          </table:table-cell>
          <table:table-cell table:number-columns-repeated="5"/>
          <table:table-cell table:style-name="ce29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hblade33571</text:p>
          </table:table-cell>
          <table:table-cell office:value-type="string" calcext:value-type="string">
            <text:p>Fragile</text:p>
          </table:table-cell>
          <table:table-cell office:value-type="float" office:value="3428" calcext:value-type="float">
            <text:p>3428</text:p>
          </table:table-cell>
          <table:table-cell table:style-name="ce28" office:value-type="float" office:value="110" calcext:value-type="float">
            <text:p>110</text:p>
          </table:table-cell>
          <table:table-cell table:formula="of:=ROUND([.F2]*IF([.D2]=[.$L$2];[.$M$2]; IF([.D2]=[.$L$3];[.$M$3]; IF([.D2]=[.$L$4];[.$M$4]; 0))))" office:value-type="float" office:value="0" calcext:value-type="float">
            <text:p>0</text:p>
          </table:table-cell>
          <table:table-cell table:formula="of:=[.G2]+[.F2]*2" office:value-type="float" office:value="220" calcext:value-type="float">
            <text:p>220</text:p>
          </table:table-cell>
          <table:table-cell table:style-name="ce28" table:formula="of:=ROUND(([.H2]-[.F2])*0.1+[.F2])" office:value-type="float" office:value="121" calcext:value-type="float">
            <text:p>121</text:p>
          </table:table-cell>
          <table:table-cell table:formula="of:=[.H2]-[.I2]" office:value-type="float" office:value="99" calcext:value-type="float">
            <text:p>99</text:p>
          </table:table-cell>
          <table:table-cell/>
          <table:table-cell office:value-type="string" calcext:value-type="string">
            <text:p>Average</text:p>
          </table:table-cell>
          <table:table-cell table:style-name="ce29" office:value-type="percentage" office:value="0.1" calcext:value-type="percentage">
            <text:p>1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ithblade67388</text:p>
          </table:table-cell>
          <table:table-cell office:value-type="string" calcext:value-type="string">
            <text:p>Fragile</text:p>
          </table:table-cell>
          <table:table-cell office:value-type="float" office:value="4319" calcext:value-type="float">
            <text:p>4319</text:p>
          </table:table-cell>
          <table:table-cell table:style-name="ce28" office:value-type="float" office:value="194" calcext:value-type="float">
            <text:p>194</text:p>
          </table:table-cell>
          <table:table-cell table:formula="of:=ROUND([.F3]*IF([.D3]=[.$L$2];[.$M$2]; IF([.D3]=[.$L$3];[.$M$3]; IF([.D3]=[.$L$4];[.$M$4]; 0))))" office:value-type="float" office:value="0" calcext:value-type="float">
            <text:p>0</text:p>
          </table:table-cell>
          <table:table-cell table:formula="of:=[.G3]+[.F3]*2" office:value-type="float" office:value="388" calcext:value-type="float">
            <text:p>388</text:p>
          </table:table-cell>
          <table:table-cell table:style-name="ce28" table:formula="of:=ROUND(([.H3]-[.F3])*0.1+[.F3])" office:value-type="float" office:value="213" calcext:value-type="float">
            <text:p>213</text:p>
          </table:table-cell>
          <table:table-cell table:formula="of:=[.H3]-[.I3]" office:value-type="float" office:value="175" calcext:value-type="float">
            <text:p>175</text:p>
          </table:table-cell>
          <table:table-cell/>
          <table:table-cell office:value-type="string" calcext:value-type="string">
            <text:p>Sturdy</text:p>
          </table:table-cell>
          <table:table-cell table:style-name="ce29" office:value-type="percentage" office:value="0.5" calcext:value-type="percentage">
            <text:p>5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hblade63701</text:p>
          </table:table-cell>
          <table:table-cell office:value-type="string" calcext:value-type="string">
            <text:p>Sturdy</text:p>
          </table:table-cell>
          <table:table-cell office:value-type="float" office:value="4467" calcext:value-type="float">
            <text:p>4467</text:p>
          </table:table-cell>
          <table:table-cell table:style-name="ce28" office:value-type="float" office:value="215" calcext:value-type="float">
            <text:p>215</text:p>
          </table:table-cell>
          <table:table-cell table:formula="of:=ROUND([.F4]*IF([.D4]=[.$L$2];[.$M$2]; IF([.D4]=[.$L$3];[.$M$3]; IF([.D4]=[.$L$4];[.$M$4]; 0))))" office:value-type="float" office:value="108" calcext:value-type="float">
            <text:p>108</text:p>
          </table:table-cell>
          <table:table-cell table:formula="of:=[.G4]+[.F4]*2" office:value-type="float" office:value="538" calcext:value-type="float">
            <text:p>538</text:p>
          </table:table-cell>
          <table:table-cell table:style-name="ce28" table:formula="of:=ROUND(([.H4]-[.F4])*0.1+[.F4])" office:value-type="float" office:value="247" calcext:value-type="float">
            <text:p>247</text:p>
          </table:table-cell>
          <table:table-cell table:formula="of:=[.H4]-[.I4]" office:value-type="float" office:value="291" calcext:value-type="float">
            <text:p>291</text:p>
          </table:table-cell>
          <table:table-cell/>
          <table:table-cell office:value-type="string" calcext:value-type="string">
            <text:p>Very Sturdy</text:p>
          </table:table-cell>
          <table:table-cell table:style-name="ce29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hblade79487</text:p>
          </table:table-cell>
          <table:table-cell office:value-type="string" calcext:value-type="string">
            <text:p>Average</text:p>
          </table:table-cell>
          <table:table-cell office:value-type="float" office:value="5008" calcext:value-type="float">
            <text:p>5008</text:p>
          </table:table-cell>
          <table:table-cell table:style-name="ce28" office:value-type="float" office:value="288" calcext:value-type="float">
            <text:p>288</text:p>
          </table:table-cell>
          <table:table-cell table:formula="of:=ROUND([.F5]*IF([.D5]=[.$L$2];[.$M$2]; IF([.D5]=[.$L$3];[.$M$3]; IF([.D5]=[.$L$4];[.$M$4]; 0))))" office:value-type="float" office:value="29" calcext:value-type="float">
            <text:p>29</text:p>
          </table:table-cell>
          <table:table-cell table:formula="of:=[.G5]+[.F5]*2" office:value-type="float" office:value="605" calcext:value-type="float">
            <text:p>605</text:p>
          </table:table-cell>
          <table:table-cell table:style-name="ce28" table:formula="of:=ROUND(([.H5]-[.F5])*0.1+[.F5])" office:value-type="float" office:value="320" calcext:value-type="float">
            <text:p>320</text:p>
          </table:table-cell>
          <table:table-cell table:formula="of:=[.H5]-[.I5]" office:value-type="float" office:value="285" calcext:value-type="float">
            <text:p>285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thblade88200</text:p>
          </table:table-cell>
          <table:table-cell office:value-type="string" calcext:value-type="string">
            <text:p>Fragile</text:p>
          </table:table-cell>
          <table:table-cell office:value-type="float" office:value="5073" calcext:value-type="float">
            <text:p>5073</text:p>
          </table:table-cell>
          <table:table-cell table:style-name="ce28" office:value-type="float" office:value="307" calcext:value-type="float">
            <text:p>307</text:p>
          </table:table-cell>
          <table:table-cell table:formula="of:=ROUND([.F6]*IF([.D6]=[.$L$2];[.$M$2]; IF([.D6]=[.$L$3];[.$M$3]; IF([.D6]=[.$L$4];[.$M$4]; 0))))" office:value-type="float" office:value="0" calcext:value-type="float">
            <text:p>0</text:p>
          </table:table-cell>
          <table:table-cell table:formula="of:=[.G6]+[.F6]*2" office:value-type="float" office:value="614" calcext:value-type="float">
            <text:p>614</text:p>
          </table:table-cell>
          <table:table-cell table:style-name="ce28" table:formula="of:=ROUND(([.H6]-[.F6])*0.1+[.F6])" office:value-type="float" office:value="338" calcext:value-type="float">
            <text:p>338</text:p>
          </table:table-cell>
          <table:table-cell table:formula="of:=[.H6]-[.I6]" office:value-type="float" office:value="276" calcext:value-type="float">
            <text:p>27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ithblade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350" calcext:value-type="float">
            <text:p>350</text:p>
          </table:table-cell>
          <table:table-cell table:formula="of:=ROUND([.F7]*IF([.D7]=[.$L$2];[.$M$2]; IF([.D7]=[.$L$3];[.$M$3]; IF([.D7]=[.$L$4];[.$M$4]; 0))))" office:value-type="float" office:value="35" calcext:value-type="float">
            <text:p>35</text:p>
          </table:table-cell>
          <table:table-cell table:formula="of:=[.G7]+[.F7]*2" office:value-type="float" office:value="735" calcext:value-type="float">
            <text:p>735</text:p>
          </table:table-cell>
          <table:table-cell table:style-name="ce28" table:formula="of:=ROUND(([.H7]-[.F7])*0.1+[.F7])" office:value-type="float" office:value="389" calcext:value-type="float">
            <text:p>389</text:p>
          </table:table-cell>
          <table:table-cell table:formula="of:=[.H7]-[.I7]" office:value-type="float" office:value="346" calcext:value-type="float">
            <text:p>34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8"/>
          <table:table-cell table:number-columns-repeated="10"/>
        </table:table-row>
        <table:table-row table:style-name="ro1" table:number-rows-repeated="20"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table:number-columns-repeated="5"/>
          <table:table-cell table:style-name="ce28"/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eapest refineries" table:style-name="ta1"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ylek Ironbou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livar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2 diame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f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anohal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5 eless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3 eless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11 helium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2 iri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6 stes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o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13 ulta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5 ultar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</table:table-row>
      </table:table>
      <table:named-expressions/>
      <table:database-ranges>
        <table:database-range table:name="__Anonymous_Sheet_DB__0" table:target-range-address="'Production costs'.AI4:'Production costs'.AI4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Cheapest refineries'.A1:'Cheapest refineries'.H73">
          <table:sort>
            <table:sort-by table:field-number="1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 </number:text>
      <number:month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date-style style:name="N110">
      <number:hours number:style="long"/>
      <number:text>:</number:text>
      <number:minutes number:style="long"/>
      <number:text> </number:text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Tahoma" style:font-family-asian="Tahoma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00/00/00</text:date>, <text:time style:data-style-name="N2" text:time-value="20:05:37.555398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24:21.364671527</meta:creation-date>
    <dc:date>2019-01-28T18:38:23.713320727</dc:date>
    <meta:editing-duration>P2DT9H32M20S</meta:editing-duration>
    <meta:editing-cycles>41</meta:editing-cycles>
    <meta:generator>LibreOffice/6.0.7.3$Linux_X86_64 LibreOffice_project/00m0$Build-3</meta:generator>
    <meta:document-statistic meta:table-count="7" meta:cell-count="1562" meta:object-count="0"/>
  </office:meta>
</office:document-meta>
</file>